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2">
      <style:text-properties style:font-name="Courier" fo:font-size="12pt" officeooo:rsid="001cf000" officeooo:paragraph-rsid="001cf000" style:font-size-asian="12pt" style:font-size-complex="12pt"/>
    </style:style>
    <style:style style:name="P2" style:family="paragraph" style:parent-style-name="Text_20_body" style:list-style-name="L4">
      <style:text-properties style:font-name="Courier" fo:font-size="12pt" officeooo:rsid="001d9f54" officeooo:paragraph-rsid="001d9f54" style:font-size-asian="12pt" style:font-size-complex="12pt"/>
    </style:style>
    <style:style style:name="P3" style:family="paragraph" style:parent-style-name="Text_20_body" style:list-style-name="L5">
      <style:text-properties style:font-name="Courier" fo:font-size="12pt" officeooo:rsid="001d9f54" officeooo:paragraph-rsid="001d9f54" style:font-size-asian="12pt" style:font-size-complex="12pt"/>
    </style:style>
    <style:style style:name="P4" style:family="paragraph" style:parent-style-name="Text_20_body">
      <style:text-properties style:font-name="Courier" fo:font-size="12pt" fo:font-weight="bold" officeooo:rsid="001cf000" officeooo:paragraph-rsid="001cf000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Courier" fo:font-size="12pt" fo:font-weight="bold" officeooo:rsid="001d9f54" officeooo:paragraph-rsid="001d9f5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"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Courier" fo:font-size="12pt" officeooo:rsid="001cf000" officeooo:paragraph-rsid="001cf000" style:font-size-asian="12pt" style:font-size-complex="12pt"/>
    </style:style>
    <style:style style:name="P8" style:family="paragraph" style:parent-style-name="Subtitle">
      <style:text-properties style:font-name="Courier" fo:font-size="12pt" officeooo:paragraph-rsid="001cf000" style:font-size-asian="12pt" style:font-size-complex="12pt"/>
    </style:style>
    <style:style style:name="P9" style:family="paragraph" style:parent-style-name="Subtitle">
      <style:paragraph-properties fo:text-align="start" style:justify-single-word="false"/>
      <style:text-properties style:font-name="Courier" fo:font-size="12pt" fo:font-weight="bold" officeooo:paragraph-rsid="001cf000" style:font-size-asian="12pt" style:font-weight-asian="bold" style:font-size-complex="12pt" style:font-weight-complex="bold"/>
    </style:style>
    <style:style style:name="P10" style:family="paragraph" style:parent-style-name="Subtitle">
      <style:text-properties style:font-name="Courier" fo:font-size="15pt" fo:font-weight="bold" officeooo:paragraph-rsid="001cf000" style:font-size-asian="15pt" style:font-weight-asian="bold" style:font-size-complex="15pt" style:font-weight-complex="bold"/>
    </style:style>
    <style:style style:name="T1" style:family="text">
      <style:text-properties officeooo:rsid="001cf000"/>
    </style:style>
    <style:style style:name="T2" style:family="text">
      <style:text-properties officeooo:rsid="001d9f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SCOP Arnaud</text:p>
      <text:p text:style-name="P6">FLORENTIN Benjamin</text:p>
      <text:p text:style-name="P6">OUTTIER Samuel</text:p>
      <text:p text:style-name="P6">Groupe H02</text:p>
      <text:p text:style-name="P7"/>
      <text:p text:style-name="P10">Les réalisations de chacun des membres, suivant nos compétences :</text:p>
      <text:p text:style-name="P8"/>
      <text:p text:style-name="P9"><text:span text:style-name="T1">1. Arnaud</text:span></text:p>
      <text:list xml:id="list823764059873881983" text:style-name="L2">
        <text:list-item>
          <text:p text:style-name="P1">réalisation de la javadoc de la première classes</text:p>
        </text:list-item>
        <text:list-item>
          <text:p text:style-name="P1">réalisation et aide de la classe Aleas et Descriptions</text:p>
        </text:list-item>
        <text:list-item>
          <text:p text:style-name="P1">réalisation et aide de DonnéesJoueurs</text:p>
        </text:list-item>
        <text:list-item>
          <text:p text:style-name="P1">dépôts des différentes étapes <text:span text:style-name="T2">et du rendu, compléter les comptes-rendus</text:span></text:p>
        </text:list-item>
        <text:list-item>
          <text:p text:style-name="P1">UML</text:p>
        </text:list-item>
        <text:list-item>
          <text:p text:style-name="P1">aide à réalisation de VueJoueurs <text:span text:style-name="T2">et du paquetage partie et tours</text:span></text:p>
        </text:list-item>
        <text:list-item>
          <text:p text:style-name="P1">réalisation du QUIZZ</text:p>
        </text:list-item>
      </text:list>
      <text:p text:style-name="P4">2. Benjamin</text:p>
      <text:list xml:id="list2613955228122191291" text:style-name="L4">
        <text:list-item>
          <text:p text:style-name="P2">réalisation de la classe PartieTest</text:p>
        </text:list-item>
        <text:list-item>
          <text:p text:style-name="P2">réalisation de la classe Partie et du paquetage</text:p>
        </text:list-item>
        <text:list-item>
          <text:p text:style-name="P2">réalisation de Etat</text:p>
        </text:list-item>
        <text:list-item>
          <text:p text:style-name="P2">réalisation de Stratégie</text:p>
        </text:list-item>
        <text:list-item>
          <text:p text:style-name="P2">aide à la réalisation des classes DonneesJoueurs, VueJoueur, Aleas et Descriptions</text:p>
        </text:list-item>
      </text:list>
      <text:p text:style-name="P5">3. Samuel</text:p>
      <text:list xml:id="list1585820211485407598" text:style-name="L5">
        <text:list-item>
          <text:p text:style-name="P3">aide à la réalisation des classes VueJoueur et Descriptions</text:p>
        </text:list-item>
        <text:list-item>
          <text:p text:style-name="P3">réalisation d’un menu IHM</text:p>
        </text:list-item>
        <text:list-item>
          <text:p text:style-name="P3">gestion des jalons</text:p>
        </text:list-item>
        <text:list-item>
          <text:p text:style-name="P3">passage des semaines</text:p>
        </text:list-item>
        <text:list-item>
          <text:p text:style-name="P3">interface complè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3:38:15.923326137</meta:creation-date>
    <dc:date>2018-06-19T13:55:20.108969388</dc:date>
    <meta:editing-duration>PT5M34S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1" meta:paragraph-count="25" meta:word-count="139" meta:character-count="810" meta:non-whitespace-character-count="713"/>
  </office:meta>
</office:document-meta>
</file>